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fo:color="#000000" style:font-name="Courier New" fo:font-size="10pt" fo:language="en" fo:country="US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000000" style:font-name="Courier New" fo:font-size="10pt" fo:language="en" fo:country="US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fo:color="#000000" style:font-name="Courier New" fo:font-size="14pt" fo:language="en" fo:country="US" style:text-underline-style="solid" style:text-underline-width="auto" style:text-underline-color="font-color" fo:font-weight="bold" style:font-name-asian="Courier New" style:font-size-asian="14pt" style:font-weight-asian="bold" style:font-name-complex="Courier New" style:font-size-complex="14pt" style:font-weight-complex="bold"/>
    </style:style>
    <style:style style:name="P6" style:family="paragraph" style:parent-style-name="Standard">
      <style:text-properties fo:color="#000000" style:font-name="Courier New" fo:font-size="14pt" fo:language="en" fo:country="US" style:text-underline-style="none" fo:font-weight="bold" style:font-name-asian="Courier New" style:font-size-asian="14pt" style:font-weight-asian="bold" style:font-name-complex="Courier New" style:font-size-complex="14pt" style:font-weight-complex="bold"/>
    </style:style>
    <style:style style:name="P7" style:family="paragraph" style:parent-style-name="Standard">
      <style:text-properties fo:color="#000000" style:font-name="Courier New" fo:font-size="12pt" fo:language="en" fo:country="US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P8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bf5f3f" style:font-name="Courier New" fo:font-size="10pt" fo:language="en" fo:country="US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fo:break-before="page"/>
      <style:text-properties fo:color="#000000" style:font-name="Courier New" fo:font-size="14pt" fo:language="en" fo:country="US" style:text-underline-style="none" fo:font-weight="bold" style:font-name-asian="Courier New" style:font-size-asian="14pt" style:font-weight-asian="bold" style:font-name-complex="Courier New" style:font-size-complex="14pt" style:font-weight-complex="bold"/>
    </style:style>
    <style:style style:name="P11" style:family="paragraph" style:parent-style-name="Standard">
      <style:paragraph-properties fo:break-before="page"/>
      <style:text-properties fo:color="#000000" style:font-name="Courier New" fo:font-size="12pt" fo:language="en" fo:country="US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2pt" fo:language="en" fo:country="US" style:text-underline-style="solid" style:text-underline-width="auto" style:text-underline-color="font-color" fo:font-weight="bold" style:font-name-asian="Courier New" style:font-size-asian="12pt" style:font-weight-asian="bold" style:font-name-complex="Courier New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2pt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6pt" style:text-underline-style="solid" style:text-underline-width="auto" style:text-underline-color="font-color" fo:font-weight="bold" style:font-name-asian="Courier New" style:font-size-asian="16pt" style:font-weight-asian="bold" style:font-name-complex="Courier New" style:font-size-complex="16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6pt" style:text-underline-style="none" fo:font-weight="normal" style:font-name-asian="Courier New" style:font-size-asian="16pt" style:font-weight-asian="normal" style:font-name-complex="Courier New" style:font-size-complex="16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Courier New" fo:font-size="16pt" style:text-underline-style="solid" style:text-underline-width="auto" style:text-underline-color="font-color" fo:font-weight="bold" style:font-name-asian="Courier New" style:font-size-asian="16pt" style:font-weight-asian="bold" style:font-name-complex="Courier New" style:font-size-complex="16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6pt" style:text-underline-style="solid" style:text-underline-width="auto" style:text-underline-color="font-color" fo:font-weight="bold" style:font-name-asian="Courier New" style:font-size-asian="16pt" style:font-weight-asian="bold" style:font-name-complex="Courier New" style:font-size-complex="16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2pt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Courier New" fo:font-size="12pt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2a00ff"/>
    </style:style>
    <style:style style:name="T8" style:family="text">
      <style:text-properties fo:color="#2a00ff" style:font-name="Courier New" fo:font-size="10pt" fo:language="en" fo:country="US" fo:font-style="italic" style:font-name-asian="Courier New" style:font-size-asian="10pt" style:font-style-asian="italic" style:font-name-complex="Courier New" style:font-size-complex="10pt" style:font-style-complex="italic"/>
    </style:style>
    <style:style style:name="T9" style:family="text">
      <style:text-properties fo:color="#2a00ff" fo:font-style="italic" style:font-style-asian="italic" style:font-style-complex="italic"/>
    </style:style>
    <style:style style:name="T10" style:family="text">
      <style:text-properties fo:color="#2a00ff" style:text-underline-style="solid" style:text-underline-width="auto" style:text-underline-color="font-color"/>
    </style:style>
    <style:style style:name="T11" style:family="text">
      <style:text-properties fo:color="#2a00ff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8080"/>
    </style:style>
    <style:style style:name="T15" style:family="text">
      <style:text-properties fo:color="#3f7f7f"/>
    </style:style>
    <style:style style:name="T16" style:family="text">
      <style:text-properties fo:color="#7f007f"/>
    </style:style>
    <style:style style:name="T17" style:family="text">
      <style:text-properties fo:color="#bf5f3f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3f7f5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<text:span text:style-name="T1">- CAMBIAR LOS .DOJO A .DOJO.DIJIT(TABLE </text:span><text:span text:style-name="T8">yahoo.dataTable</text:span><text:span text:style-name="T1">).</text:span></text:p>
      <text:p text:style-name="P1">2.- EN COMBOS PONER 1 FILA POR DEFECTO, EN VALUES.</text:p>
      <text:p text:style-name="P1">3.- DROPDOWNPICKER ES DEL NUEVO CAMBIAR.</text:p>
      <text:p text:style-name="P1">4.- CAMBIAR VALORES GET TABLE getTable().store.get() POR getValue().rows</text:p>
      <text:p text:style-name="P1"/>
      <text:p text:style-name="P1"/>
      <text:p text:style-name="P2">En AddRows</text:p>
      <text:p text:style-name="P1"/>
      <text:p text:style-name="P1">jmaki.attributes.get('djtbl&lt;%=GetNombreClase(TablaBase.ToString())%&gt;').addRow(&lt;%=GetNombreClaseObjeto(TablaBase.ToString())%&gt;<text:span text:style-name="T12">,false</text:span>); <text:span text:style-name="T13">QUITAR</text:span><text:tab/></text:p>
      <text:p text:style-name="P1"/>
      <text:p text:style-name="P8"/>
      <text:p text:style-name="P5">En this.Nuevo</text:p>
      <text:p text:style-name="P3"/>
      <text:p text:style-name="P3">jmaki.attributes.get('djtbl&lt;%=GetNombreClase(TablaBase.ToString())%&gt;').addRow(&lt;%=GetNombreClaseObjeto(TablaBase.ToString())%&gt;Datos<text:span text:style-name="T12">,false</text:span>); <text:span text:style-name="T13">QUITAR</text:span></text:p>
      <text:p text:style-name="P5"/>
      <text:p text:style-name="P5">En</text:p>
      <text:p text:style-name="P5"/>
      <text:p text:style-name="P5">ArrayGuardar</text:p>
      <text:p text:style-name="P5"/>
      <text:p text:style-name="P5">Quitar src</text:p>
      <text:p text:style-name="P5"/>
      <text:p text:style-name="P5"/>
      <text:p text:style-name="P5">this.Nuevo</text:p>
      <text:p text:style-name="P5"/>
      <text:p text:style-name="P5">EDICION: "X",SELECCIONAR: "X",</text:p>
      <text:p text:style-name="P10">EN PAGINA WEB ADD CSS</text:p>
      <text:p text:style-name="P6"/>
      <text:p text:style-name="P4">&lt;link rel="stylesheet" href="Css/jmaki-standard.css" type="text/css"/&gt;</text:p>
      <text:p text:style-name="P4"/>
      <text:p text:style-name="P4"/>
      <text:p text:style-name="P4">ADD DIVS</text:p>
      <text:p text:style-name="P4"/>
      <text:p text:style-name="P4">&lt;div id="outerBorder"&gt;</text:p>
      <text:p text:style-name="P4"><text:tab/><text:tab/></text:p>
      <text:p text:style-name="P4"><text:tab/><text:tab/>&lt;div id="header"&gt;</text:p>
      <text:p text:style-name="P4"><text:tab/><text:tab/></text:p>
      <text:p text:style-name="P4"><text:tab/><text:tab/><text:tab/>&lt;div id="banner"&gt;Application Name&lt;/div&gt;</text:p>
      <text:p text:style-name="P4"><text:tab/><text:tab/><text:tab/><text:tab/><text:tab/></text:p>
      <text:p text:style-name="P4"><text:tab/><text:tab/><text:tab/>&lt;div id="subheader"&gt; <text:s text:c="3"/></text:p>
      <text:p text:style-name="P4"><text:tab/><text:tab/><text:tab/></text:p>
      <text:p text:style-name="P4"><text:tab/><text:tab/><text:tab/><text:tab/><text:tab/><text:tab/>&lt;div&gt;</text:p>
      <text:p text:style-name="P4"><text:tab/><text:tab/><text:tab/><text:tab/><text:tab/><text:tab/><text:tab/>&lt;a href="mailto:feedback@youraddress"&gt;Feedback&lt;/a&gt; |</text:p>
      <text:p text:style-name="P4"><text:tab/><text:tab/><text:tab/><text:tab/><text:tab/><text:tab/><text:tab/>&lt;a href="#"&gt;Site Map&lt;/a&gt; |</text:p>
      <text:p text:style-name="P4"><text:tab/><text:tab/><text:tab/><text:tab/><text:tab/><text:tab/><text:tab/>&lt;a href="#"&gt;Home&lt;/a&gt;</text:p>
      <text:p text:style-name="P4"><text:tab/><text:tab/><text:tab/><text:tab/><text:tab/><text:tab/>&lt;/div&gt; <text:s text:c="4"/></text:p>
      <text:p text:style-name="P4"><text:tab/><text:tab/><text:tab/><text:tab/><text:tab/><text:tab/></text:p>
      <text:p text:style-name="P4"><text:tab/><text:tab/><text:tab/>&lt;/div&gt; &lt;!-- sub-header --&gt;</text:p>
      <text:p text:style-name="P4"><text:tab/><text:tab/><text:tab/></text:p>
      <text:p text:style-name="P4"><text:tab/><text:tab/>&lt;/div&gt; &lt;!-- header →</text:p>
      <text:p text:style-name="P4"/>
      <text:p text:style-name="P4"/>
      <text:p text:style-name="P4"/>
      <text:p text:style-name="P4">&lt;div id="main"&gt;</text:p>
      <text:p text:style-name="P4"><text:tab/><text:tab/></text:p>
      <text:p text:style-name="P4"><text:tab/><text:tab/><text:tab/>&lt;div id="leftSidebar"&gt;</text:p>
      <text:p text:style-name="P4"><text:tab/><text:tab/><text:tab/></text:p>
      <text:p text:style-name="P4"><text:tab/><text:tab/><text:tab/>&lt;/div&gt; &lt;!-- leftSidebar --&gt;</text:p>
      <text:p text:style-name="P4"><text:tab/></text:p>
      <text:p text:style-name="P4"><text:tab/><text:tab/><text:tab/>&lt;div id="content" style="height:400px"&gt;</text:p>
      <text:p text:style-name="P4"/>
      <text:p text:style-name="P4"/>
      <text:p text:style-name="P4"/>
      <text:p text:style-name="P4"/>
      <text:p text:style-name="P4">&lt;/div&gt; &lt;!-- content --&gt; <text:s text:c="3"/></text:p>
      <text:p text:style-name="P4"><text:tab/><text:tab/></text:p>
      <text:p text:style-name="P4"><text:s text:c="4"/><text:tab/>&lt;/div&gt; &lt;!-- main --&gt;</text:p>
      <text:p text:style-name="P4"><text:tab/></text:p>
      <text:p text:style-name="P4"><text:s/><text:tab/>&lt;/div&gt; &lt;!-- outerborder --&gt;</text:p>
      <text:p text:style-name="P11">ARBOL Y MANEJADORES</text:p>
      <text:p text:style-name="P7"/>
      <text:p text:style-name="P9">&lt;%</text:p>
      <text:p text:style-name="P12"><text:span text:style-name="T4"><text:tab/> String strPerfilArbol=</text:span><text:span text:style-name="T7">"{'root' : {'title' : '&lt;B&gt;Temas','expanded' : true, 'children' : [{ '' : ''}]}}"</text:span><text:span text:style-name="T4">;</text:span></text:p>
      <text:p text:style-name="P12"><text:span text:style-name="T4"><text:tab/> String strPerfilJavaScriptArbol=</text:span><text:span text:style-name="T7">""</text:span><text:span text:style-name="T4">;</text:span></text:p>
      <text:p text:style-name="P13"><text:tab/> </text:p>
      <text:p text:style-name="P12"><text:span text:style-name="T4"><text:tab/> </text:span><text:span text:style-name="T2">if</text:span><text:span text:style-name="T4">(request.getSession().getAttribute(</text:span><text:span text:style-name="T7">"valueTreeAjax"</text:span><text:span text:style-name="T4">)!=</text:span><text:span text:style-name="T2">null</text:span><text:span text:style-name="T4">)</text:span></text:p>
      <text:p text:style-name="P13"><text:tab/> {</text:p>
      <text:p text:style-name="P12"><text:span text:style-name="T4"><text:tab/><text:tab/> strPerfilArbol=(String) request.getSession().getAttribute(</text:span><text:span text:style-name="T7">"valueTreeAjax"</text:span><text:span text:style-name="T4">);</text:span></text:p>
      <text:p text:style-name="P13"><text:tab/> }</text:p>
      <text:p text:style-name="P13"><text:tab/> </text:p>
      <text:p text:style-name="P12"><text:span text:style-name="T4"><text:tab/> </text:span><text:span text:style-name="T2">if</text:span><text:span text:style-name="T4">(request.getSession().getAttribute(</text:span><text:span text:style-name="T7">"valueJavaScriptTreeAjax"</text:span><text:span text:style-name="T4">)!=</text:span><text:span text:style-name="T2">null</text:span><text:span text:style-name="T4">)</text:span></text:p>
      <text:p text:style-name="P13"><text:tab/> {</text:p>
      <text:p text:style-name="P12"><text:span text:style-name="T4"><text:tab/><text:tab/> strPerfilJavaScriptArbol=(String) request.getSession().getAttribute(</text:span><text:span text:style-name="T7">"valueJavaScriptTreeAjax"</text:span><text:span text:style-name="T4">);</text:span></text:p>
      <text:p text:style-name="P13"><text:tab/> }</text:p>
      <text:p text:style-name="P13"><text:tab/> </text:p>
      <text:p text:style-name="P12"><text:span text:style-name="T4"><text:tab/></text:span><text:span text:style-name="T17">%&gt;</text:span></text:p>
      <text:p text:style-name="P14"/>
      <text:p text:style-name="P4"><text:span text:style-name="T14">&lt;</text:span><text:span text:style-name="T15">script</text:span> <text:span text:style-name="T16">type</text:span>=<text:span text:style-name="T9">"text/javascript"</text:span> <text:span text:style-name="T16">language</text:span>=<text:span text:style-name="T9">"javascript"</text:span><text:span text:style-name="T14">&gt;</text:span></text:p>
      <text:p text:style-name="P12"/>
      <text:p text:style-name="P12"><text:span text:style-name="T4"><text:tab/><text:tab/>jmaki.subscribe(</text:span><text:span text:style-name="T7">"/foo/select"</text:span><text:span text:style-name="T4">, manejarSeleccion);</text:span></text:p>
      <text:p text:style-name="P13"><text:tab/><text:tab/><text:tab/><text:tab/><text:tab/><text:tab/><text:tab/> </text:p>
      <text:p text:style-name="P12"><text:span text:style-name="T4"><text:tab/><text:tab/></text:span><text:span text:style-name="T2">function</text:span><text:span text:style-name="T4"> manejarSeleccion(args) </text:span></text:p>
      <text:p text:style-name="P13"><text:tab/><text:tab/>{<text:tab/></text:p>
      <text:p text:style-name="P12"><text:span text:style-name="T4"><text:tab/><text:tab/><text:tab/></text:span><text:span text:style-name="T2">var</text:span><text:span text:style-name="T4"> pagina=</text:span><text:span text:style-name="T7">'FinContenido.jsp'</text:span><text:span text:style-name="T4">;</text:span></text:p>
      <text:p text:style-name="P13"><text:tab/><text:tab/></text:p>
      <text:p text:style-name="P12"><text:span text:style-name="T4"><text:tab/><text:tab/><text:tab/></text:span><text:span text:style-name="T17">&lt;%=</text:span><text:span text:style-name="T4">strPerfilJavaScriptArbol</text:span><text:span text:style-name="T17">%&gt;</text:span></text:p>
      <text:p text:style-name="P13"><text:tab/><text:tab/><text:tab/></text:p>
      <text:p text:style-name="P12"><text:span text:style-name="T4"><text:tab/><text:tab/><text:tab/>top.frames[</text:span><text:span text:style-name="T7">"mainFrame"</text:span><text:span text:style-name="T4">].location.href=args.message.</text:span><text:span text:style-name="T5">targetId</text:span><text:span text:style-name="T4">;<text:tab/><text:tab/><text:tab/><text:tab/><text:tab/></text:span></text:p>
      <text:p text:style-name="P13"><text:tab/><text:tab/>}<text:tab/><text:tab/><text:tab/><text:tab/><text:tab/><text:tab/></text:p>
      <text:p text:style-name="P12"><text:span text:style-name="T4"><text:tab/></text:span><text:span text:style-name="T14">&lt;/</text:span><text:span text:style-name="T15">script</text:span><text:span text:style-name="T14">&gt;</text:span></text:p>
      <text:p text:style-name="P20"/>
      <text:p text:style-name="P20"/>
      <text:p text:style-name="P20"/>
      <text:p text:style-name="P20"/>
      <text:p text:style-name="P20"/>
      <text:p text:style-name="P17">* NUEVO CSS</text:p>
      <text:p text:style-name="P17"/>
      <text:p text:style-name="P17"/>
      <text:list xml:id="list42134040" text:style-name="L1">
        <text:list-item>
          <text:p text:style-name="P21">NUEVAS IMAGENES</text:p>
        </text:list-item>
      </text:list>
      <text:p text:style-name="P17"/>
      <text:p text:style-name="P17"/>
      <text:p text:style-name="P17">Web Pages</text:p>
      <text:p text:style-name="P17"/>
      <text:p text:style-name="P18">top.frames["mainFrame"].location</text:p>
      <text:p text:style-name="P18">document.location</text:p>
      <text:p text:style-name="P19">CAMBIO </text:p>
      <text:p text:style-name="P17"/>
      <text:p text:style-name="P17">FinArbolAux.jsp</text:p>
      <text:p text:style-name="P17">FinContenido.jsp</text:p>
      <text:p text:style-name="P17"/>
      <text:p text:style-name="P17"/>
      <text:p text:style-name="P17">QUITAR</text:p>
      <text:p text:style-name="P17"/>
      <text:p text:style-name="P17">main.jsp</text:p>
      <text:p text:style-name="P17"/>
      <text:p text:style-name="P17"/>
      <text:p text:style-name="P17"/>
      <text:p text:style-name="P17">EN FuncionGeneral.js (FUNCIONES GENERALES DE NAVEGACION).</text:p>
      <text:p text:style-name="P17"/>
      <text:p text:style-name="P12"><text:span text:style-name="T3">f</text:span><text:span text:style-name="T11">//</text:span><text:span text:style-name="T6">FUNCIONES DE NAVEGACION</text:span></text:p>
      <text:p text:style-name="P12"/>
      <text:p text:style-name="P12"><text:span text:style-name="T4"><text:tab/></text:span><text:span text:style-name="T2">this</text:span><text:span text:style-name="T4">.MostrarOcultarPaginaAnterior =</text:span><text:span text:style-name="T2">function</text:span><text:span text:style-name="T4">(esMostrar)</text:span></text:p>
      <text:p text:style-name="P13"><text:tab/>{</text:p>
      <text:p text:style-name="P12"><text:span text:style-name="T4"><text:tab/><text:tab/></text:span><text:span text:style-name="T2">if</text:span><text:span text:style-name="T4">(esMostrar)</text:span></text:p>
      <text:p text:style-name="P13"><text:tab/><text:tab/>{</text:p>
      <text:p text:style-name="P12"><text:span text:style-name="T4"><text:tab/><text:tab/><text:tab/>document.getElementById(</text:span><text:span text:style-name="T7">"imgAtras"</text:span><text:span text:style-name="T4">).</text:span><text:span text:style-name="T5">style</text:span><text:span text:style-name="T4">.visibility=</text:span><text:span text:style-name="T7">"visible"</text:span><text:span text:style-name="T4">;</text:span></text:p>
      <text:p text:style-name="P13"><text:tab/><text:tab/>}</text:p>
      <text:p text:style-name="P12"><text:span text:style-name="T4"><text:tab/><text:tab/></text:span><text:span text:style-name="T2">else</text:span></text:p>
      <text:p text:style-name="P13"><text:tab/><text:tab/>{</text:p>
      <text:p text:style-name="P12"><text:span text:style-name="T4"><text:tab/><text:tab/><text:tab/>document.getElementById(</text:span><text:span text:style-name="T7">"imgAtras"</text:span><text:span text:style-name="T4">).</text:span><text:span text:style-name="T5">style</text:span><text:span text:style-name="T4">.visibility=</text:span><text:span text:style-name="T7">"hidden"</text:span><text:span text:style-name="T4">;</text:span></text:p>
      <text:p text:style-name="P13"><text:tab/><text:tab/>}</text:p>
      <text:p text:style-name="P13"><text:tab/>};</text:p>
      <text:p text:style-name="P12"/>
      <text:p text:style-name="P12"><text:span text:style-name="T4"><text:tab/></text:span><text:span text:style-name="T2">this</text:span><text:span text:style-name="T4">.MostrarOcultarProcesando=</text:span><text:span text:style-name="T2">function</text:span><text:span text:style-name="T4">(esMostrar) </text:span></text:p>
      <text:p text:style-name="P13"><text:tab/>{</text:p>
      <text:p text:style-name="P12"><text:span text:style-name="T4"><text:tab/><text:tab/></text:span><text:span text:style-name="T2">if</text:span><text:span text:style-name="T4">(esMostrar)</text:span></text:p>
      <text:p text:style-name="P13"><text:tab/><text:tab/>{</text:p>
      <text:p text:style-name="P12"><text:span text:style-name="T4"><text:tab/><text:tab/><text:tab/>document.</text:span><text:span text:style-name="T5">frmExpandirColapsar</text:span><text:span text:style-name="T4">.imgEstadoProceso.style.visibility=</text:span><text:span text:style-name="T7">"visible"</text:span><text:span text:style-name="T4">;</text:span></text:p>
      <text:p text:style-name="P13"><text:tab/><text:tab/>}</text:p>
      <text:p text:style-name="P12"><text:span text:style-name="T4"><text:tab/><text:tab/></text:span><text:span text:style-name="T2">else</text:span></text:p>
      <text:p text:style-name="P13"><text:tab/><text:tab/>{</text:p>
      <text:p text:style-name="P12"><text:span text:style-name="T4"><text:tab/><text:tab/><text:tab/>document.</text:span><text:span text:style-name="T5">frmExpandirColapsar</text:span><text:span text:style-name="T4">.imgEstadoProceso.style.visibility=</text:span><text:span text:style-name="T7">"hidden"</text:span><text:span text:style-name="T4">;</text:span></text:p>
      <text:p text:style-name="P13"><text:tab/><text:tab/>}</text:p>
      <text:p text:style-name="P13"><text:tab/>};</text:p>
      <text:p text:style-name="P12"/>
      <text:p text:style-name="P12"><text:span text:style-name="T4"><text:tab/></text:span><text:span text:style-name="T2">this</text:span><text:span text:style-name="T4">.colapsar=</text:span><text:span text:style-name="T2">function</text:span><text:span text:style-name="T4">() </text:span></text:p>
      <text:p text:style-name="P13"><text:tab/>{</text:p>
      <text:p text:style-name="P12"><text:span text:style-name="T4"><text:tab/> <text:s/><text:tab/></text:span><text:span text:style-name="T2">var</text:span><text:span text:style-name="T4"> symbol=</text:span><text:span text:style-name="T7">""</text:span><text:span text:style-name="T4">;</text:span></text:p>
      <text:p text:style-name="P13"><text:tab/><text:tab/>symbol=<text:span text:style-name="T18">getElementByIds</text:span>();</text:p>
      <text:p text:style-name="P13"><text:tab/><text:tab/></text:p>
      <text:p text:style-name="P12"><text:span text:style-name="T4"><text:tab/><text:tab/>document.</text:span><text:span text:style-name="T5">frmExpandirColapsar</text:span><text:span text:style-name="T4">.imgExpandirColapsar.src=</text:span><text:span text:style-name="T7">"Imagenes/"</text:span><text:span text:style-name="T4">+symbol;</text:span></text:p>
      <text:p text:style-name="P13"><text:soft-page-break/><text:tab/>};</text:p>
      <text:p text:style-name="P12"/>
      <text:p text:style-name="P12"><text:span text:style-name="T4"><text:tab/></text:span><text:span text:style-name="T2">this</text:span><text:span text:style-name="T4">.CerrarPagina=</text:span><text:span text:style-name="T2">function</text:span><text:span text:style-name="T4">() </text:span></text:p>
      <text:p text:style-name="P13"><text:tab/>{</text:p>
      <text:p text:style-name="P13"><text:tab/><text:tab/>window.close();</text:p>
      <text:p text:style-name="P13"><text:tab/>};</text:p>
      <text:p text:style-name="P12"/>
      <text:p text:style-name="P12"><text:span text:style-name="T4"><text:tab/></text:span><text:span text:style-name="T2">this</text:span><text:span text:style-name="T4">.IrAreaDePagina=</text:span><text:span text:style-name="T2">function</text:span><text:span text:style-name="T4">(area) </text:span></text:p>
      <text:p text:style-name="P13"><text:tab/>{</text:p>
      <text:p text:style-name="P12"><text:span text:style-name="T4"><text:tab/><text:tab/></text:span><text:span text:style-name="T2">var</text:span><text:span text:style-name="T4"> hrefPagina=document.</text:span><text:span text:style-name="T5">location</text:span><text:span text:style-name="T4">.href.</text:span><text:span text:style-name="T5">split</text:span><text:span text:style-name="T4">(</text:span><text:span text:style-name="T7">'#'</text:span><text:span text:style-name="T4">)[0];</text:span></text:p>
      <text:p text:style-name="P13"><text:tab/><text:tab/><text:tab/></text:p>
      <text:p text:style-name="P12"><text:span text:style-name="T4"><text:tab/><text:tab/></text:span><text:span text:style-name="T2">if</text:span><text:span text:style-name="T4">(area==</text:span><text:span text:style-name="T7">'Acciones'</text:span><text:span text:style-name="T4">)</text:span></text:p>
      <text:p text:style-name="P13"><text:tab/><text:tab/>{</text:p>
      <text:p text:style-name="P12"><text:span text:style-name="T4"><text:tab/><text:tab/><text:tab/>document.</text:span><text:span text:style-name="T5">location</text:span><text:span text:style-name="T4">.href=hrefPagina+</text:span><text:span text:style-name="T7">'#Acciones'</text:span><text:span text:style-name="T4">;<text:tab/><text:tab/></text:span></text:p>
      <text:p text:style-name="P13"><text:tab/><text:tab/>}</text:p>
      <text:p text:style-name="P12"><text:span text:style-name="T4"><text:tab/><text:tab/></text:span><text:span text:style-name="T2">else</text:span><text:span text:style-name="T4"> </text:span><text:span text:style-name="T2">if</text:span><text:span text:style-name="T4"> (area==</text:span><text:span text:style-name="T7">'Campos'</text:span><text:span text:style-name="T4">)</text:span></text:p>
      <text:p text:style-name="P13"><text:tab/><text:tab/>{</text:p>
      <text:p text:style-name="P12"><text:span text:style-name="T4"><text:tab/><text:tab/><text:tab/>document.</text:span><text:span text:style-name="T5">location</text:span><text:span text:style-name="T4">.href=hrefPagina+</text:span><text:span text:style-name="T7">'#Campos'</text:span><text:span text:style-name="T4">;</text:span></text:p>
      <text:p text:style-name="P13"><text:tab/><text:tab/>}</text:p>
      <text:p text:style-name="P12"><text:span text:style-name="T4"><text:tab/><text:tab/></text:span><text:span text:style-name="T2">else</text:span><text:span text:style-name="T4"> </text:span><text:span text:style-name="T2">if</text:span><text:span text:style-name="T4"> (area==</text:span><text:span text:style-name="T7">'Busquedas'</text:span><text:span text:style-name="T4">)</text:span></text:p>
      <text:p text:style-name="P13"><text:tab/><text:tab/>{</text:p>
      <text:p text:style-name="P12"><text:span text:style-name="T4"><text:tab/><text:tab/><text:tab/>document.</text:span><text:span text:style-name="T5">location</text:span><text:span text:style-name="T4">.href=hrefPagina+</text:span><text:span text:style-name="T7">'#Busquedas'</text:span><text:span text:style-name="T4">;</text:span></text:p>
      <text:p text:style-name="P13"><text:tab/><text:tab/>}</text:p>
      <text:p text:style-name="P13"><text:tab/><text:tab/></text:p>
      <text:p text:style-name="P13"><text:tab/>};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2">var</text:span> isExpanded=<text:span text:style-name="T2">true</text:span>;</text:p>
      <text:p text:style-name="P12"/>
      <text:p text:style-name="P12"><text:span text:style-name="T4"><text:s/></text:span><text:span text:style-name="T2">function</text:span><text:span text:style-name="T4"> getElementByIds() </text:span></text:p>
      <text:p text:style-name="P13">{</text:p>
      <text:p text:style-name="P12"><text:span text:style-name="T4"><text:tab/></text:span><text:span text:style-name="T2">var</text:span><text:span text:style-name="T4"> symbol=</text:span><text:span text:style-name="T7">""</text:span><text:span text:style-name="T4">;</text:span></text:p>
      <text:p text:style-name="P12"><text:span text:style-name="T4"><text:tab/></text:span><text:span text:style-name="T2">var</text:span><text:span text:style-name="T4"> </text:span><text:span text:style-name="T5">frameSetCols</text:span><text:span text:style-name="T4">=</text:span><text:span text:style-name="T5">document.getElementById(</text:span><text:span text:style-name="T10">'columnsFrameSet'</text:span><text:span text:style-name="T5">)</text:span><text:span text:style-name="T4">;</text:span></text:p>
      <text:p text:style-name="P13"><text:tab/></text:p>
      <text:p text:style-name="P12"><text:span text:style-name="T4"><text:tab/></text:span><text:span text:style-name="T2">if</text:span><text:span text:style-name="T4">(isExpanded==</text:span><text:span text:style-name="T2">true</text:span><text:span text:style-name="T4">)</text:span></text:p>
      <text:p text:style-name="P13"><text:tab/>{</text:p>
      <text:p text:style-name="P12"><text:span text:style-name="T4"><text:tab/><text:tab/></text:span><text:span text:style-name="T19">//document.all.columnsFrameSet.cols="45,*";</text:span></text:p>
      <text:p text:style-name="P12"><text:span text:style-name="T4"><text:tab/><text:tab/></text:span><text:span text:style-name="T19">//document.body.cols("45,*");</text:span></text:p>
      <text:p text:style-name="P12"><text:span text:style-name="T4"><text:tab/><text:tab/>frameSetCols.cols=</text:span><text:span text:style-name="T7">"0,*"</text:span><text:span text:style-name="T4">;</text:span></text:p>
      <text:p text:style-name="P12"><text:span text:style-name="T4"><text:tab/><text:tab/>isExpanded=</text:span><text:span text:style-name="T2">false</text:span><text:span text:style-name="T4">;</text:span></text:p>
      <text:p text:style-name="P12"><text:span text:style-name="T4"><text:tab/><text:tab/>symbol=</text:span><text:span text:style-name="T7">"expand.gif"</text:span><text:span text:style-name="T4">;</text:span></text:p>
      <text:p text:style-name="P13"><text:tab/>}</text:p>
      <text:p text:style-name="P12"><text:span text:style-name="T4"><text:tab/></text:span><text:span text:style-name="T2">else</text:span></text:p>
      <text:p text:style-name="P13"><text:tab/>{</text:p>
      <text:p text:style-name="P12"><text:span text:style-name="T4"><text:tab/><text:tab/></text:span><text:span text:style-name="T19">//document.all.columnsFrameSet.cols="200,*";</text:span></text:p>
      <text:p text:style-name="P12"><text:span text:style-name="T4"><text:tab/><text:tab/></text:span><text:span text:style-name="T19">//document.body.cols("200,*");</text:span></text:p>
      <text:p text:style-name="P12"><text:span text:style-name="T4"><text:tab/><text:tab/>frameSetCols.cols=</text:span><text:span text:style-name="T7">"200,*"</text:span><text:span text:style-name="T4">;</text:span></text:p>
      <text:p text:style-name="P12"><text:span text:style-name="T4"><text:tab/><text:tab/>isExpanded=</text:span><text:span text:style-name="T2">true</text:span><text:span text:style-name="T4">;</text:span></text:p>
      <text:p text:style-name="P12"><text:span text:style-name="T4"><text:tab/><text:tab/>symbol=</text:span><text:span text:style-name="T7">"collapse.gif"</text:span><text:span text:style-name="T4">;</text:span></text:p>
      <text:p text:style-name="P13"><text:tab/>}</text:p>
      <text:p text:style-name="P13"><text:tab/></text:p>
      <text:p text:style-name="P12"><text:span text:style-name="T4"><text:tab/></text:span><text:span text:style-name="T2">return</text:span><text:span text:style-name="T4"> symbol;</text:span></text:p>
      <text:p text:style-name="P13">}</text:p>
      <text:p text:style-name="P19">CAMBIAR </text:p>
      <text:p text:style-name="P17"/>
      <text:p text:style-name="P15">top.topFrame.MostrarOcultarProcesando</text:p>
      <text:p text:style-name="P16">por</text:p>
      <text:p text:style-name="P15">funcionGeneral.MostrarOcultarProcesando</text:p>
      <text:p text:style-name="P15"/>
      <text:p text:style-name="P15"/>
      <text:p text:style-name="P15"/>
      <text:p text:style-name="P15"/>
      <text:p text:style-name="P15"/>
      <text:p text:style-name="P15">top.topFrame.MostrarOcultarPaginaAnterior</text:p>
      <text:p text:style-name="P16">por</text:p>
      <text:p text:style-name="P15">funcionGeneral.MostrarOcultarPaginaAnterior</text:p>
      <text:p text:style-name="P15"/>
      <text:p text:style-name="P15"/>
      <text:p text:style-name="P15"/>
      <text:p text:style-name="P16">En WebPageInteraction y DataAccess .js</text:p>
      <text:p text:style-name="P16"/>
      <text:p text:style-name="P16"/>
      <text:p text:style-name="P16"/>
      <text:p text:style-name="P16"/>
      <text:p text:style-name="P16">EN WEBTEMPLATE ADD APICACION VARIABLE</text:p>
      <text:p text:style-name="P16"/>
      <text:p text:style-name="P16">Y PUT CUANDO SE GENERE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20T22:49:45.57</dc:date>
    <dc:creator>ByDan</dc:creator>
    <meta:editing-duration>PT09H25M06S</meta:editing-duration>
    <meta:editing-cycles>28</meta:editing-cycles>
    <meta:generator>OpenOffice.org/3.0$Win32 OpenOffice.org_project/300m15$Build-9379</meta:generator>
    <meta:document-statistic meta:table-count="0" meta:image-count="0" meta:object-count="0" meta:page-count="7" meta:paragraph-count="171" meta:word-count="288" meta:character-count="3996"/>
    <meta:user-defined meta:name="Información 1"/>
    <meta:user-defined meta:name="Información 2"/>
    <meta:user-defined meta:name="Información 3"/>
    <meta:user-defined meta:name="Información 4"/>
  </office:meta>
</office:document-meta>
</file>